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margin-left="1.249cm" fo:margin-right="0cm" fo:margin-top="0.3cm" fo:margin-bottom="0cm" loext:contextual-spacing="false" fo:text-indent="0cm" style:auto-text-indent="false"/>
      <style:text-properties style:font-name="DejaVu Sans"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margin-top="0.3cm" fo:margin-bottom="0cm" loext:contextual-spacing="false"/>
      <style:text-properties style:font-name="DejaVu Sans" fo:font-size="12pt" style:font-size-asian="12pt" style:font-size-complex="12pt"/>
    </style:style>
    <style:style style:name="P5" style:family="paragraph" style:parent-style-name="Standard">
      <style:paragraph-properties fo:margin-top="0.3cm" fo:margin-bottom="0cm" loext:contextual-spacing="false" fo:line-height="115%"/>
      <style:text-properties style:font-name="DejaVu Sans" fo:font-size="12pt" style:font-size-asian="12pt" style:font-size-complex="12pt"/>
    </style:style>
    <style:style style:name="P6" style:family="paragraph" style:parent-style-name="List_20_Paragraph" style:list-style-name="WWNum1">
      <style:paragraph-properties fo:margin-top="0.101cm" fo:margin-bottom="0.101cm" loext:contextual-spacing="false" fo:line-height="115%"/>
      <style:text-properties style:font-name="DejaVu Sans" fo:font-size="12pt" style:font-size-asian="12pt" style:font-size-complex="12pt"/>
    </style:style>
    <style:style style:name="P7" style:family="paragraph" style:parent-style-name="List_20_Paragraph" style:list-style-name="WWNum1">
      <style:paragraph-properties fo:margin-top="0.101cm" fo:margin-bottom="0cm" loext:contextual-spacing="false"/>
      <style:text-properties style:font-name="DejaVu Sans" fo:font-size="12pt" style:font-size-asian="12pt" style:font-size-complex="12pt"/>
    </style:style>
    <style:style style:name="P8" style:family="paragraph" style:parent-style-name="List_20_Paragraph" style:list-style-name="WWNum1">
      <style:paragraph-properties fo:margin-top="0.101cm" fo:margin-bottom="0cm" loext:contextual-spacing="false" fo:line-height="115%"/>
      <style:text-properties style:font-name="DejaVu Sans" fo:font-size="12pt" style:font-size-asian="12pt" style:font-size-complex="12pt"/>
    </style:style>
    <style:style style:name="P9" style:family="paragraph" style:parent-style-name="List_20_Paragraph" style:list-style-name="WWNum1">
      <style:paragraph-properties fo:margin-top="0.199cm" fo:margin-bottom="0cm" loext:contextual-spacing="false" fo:line-height="115%"/>
      <style:text-properties style:font-name="DejaVu Sans" fo:font-size="12pt" style:font-size-asian="12pt" style:font-size-complex="12pt"/>
    </style:style>
    <style:style style:name="P10" style:family="paragraph" style:parent-style-name="List_20_Paragraph" style:list-style-name="WWNum1">
      <style:paragraph-properties fo:margin-top="0.3cm" fo:margin-bottom="0cm" loext:contextual-spacing="false"/>
      <style:text-properties style:font-name="DejaVu Sans" fo:font-size="12pt" style:font-size-asian="12pt" style:font-size-complex="12pt"/>
    </style:style>
    <style:style style:name="P11" style:family="paragraph" style:parent-style-name="List_20_Paragraph" style:list-style-name="WWNum1">
      <style:paragraph-properties fo:margin-top="0.3cm" fo:margin-bottom="0cm" loext:contextual-spacing="false"/>
      <style:text-properties style:font-name="DejaVu Sans" fo:font-size="12pt" fo:font-weight="bold" style:font-size-asian="12pt" style:font-weight-asian="bold" style:font-size-complex="12pt"/>
    </style:style>
    <style:style style:name="P12" style:family="paragraph" style:parent-style-name="List_20_Paragraph" style:list-style-name="WWNum1">
      <style:paragraph-properties fo:margin-top="0.3cm" fo:margin-bottom="0cm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2fbf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/>
    </style:style>
    <style:style style:name="T5" style:family="text">
      <style:text-properties officeooo:rsid="000e5717"/>
    </style:style>
    <style:style style:name="T6" style:family="text">
      <style:text-properties officeooo:rsid="001092c8"/>
    </style:style>
    <style:style style:name="T7" style:family="text">
      <style:text-properties style:font-name="sans-serif"/>
    </style:style>
    <style:style style:name="T8" style:family="text">
      <style:text-properties style:font-name="sans-serif" fo:font-size="13.5pt"/>
    </style:style>
    <style:style style:name="T9" style:family="text">
      <style:text-properties style:font-name="sans-serif" fo:font-size="12pt" style:font-size-asian="12pt" style:font-size-complex="12pt"/>
    </style:style>
    <style:style style:name="T10" style:family="text">
      <style:text-properties style:font-name="sans-serif" fo:font-size="15pt"/>
    </style:style>
    <style:style style:name="T11" style:family="text">
      <style:text-properties officeooo:rsid="0010bfe2"/>
    </style:style>
    <style:style style:name="T12" style:family="text">
      <style:text-properties officeooo:rsid="00112fbf"/>
    </style:style>
    <style:style style:name="T13" style:family="text">
      <style:text-properties officeooo:rsid="00138457"/>
    </style:style>
    <style:style style:name="T14" style:family="text">
      <style:text-properties style:font-name="DejaVu Sans" fo:font-size="12pt" style:font-size-asian="12pt" style:font-size-complex="12pt"/>
    </style:style>
    <style:style style:name="T15" style:family="text">
      <style:text-properties style:font-name="DejaVu Sans" fo:font-size="12pt" officeooo:rsid="0015803c" style:font-size-asian="12pt" style:font-size-complex="12pt"/>
    </style:style>
    <style:style style:name="T16" style:family="text">
      <style:text-properties style:font-name="DejaVu Sans" fo:font-size="12pt" officeooo:rsid="0018d62f" style:font-size-asian="12pt" style:font-size-complex="12pt"/>
    </style:style>
    <style:style style:name="T17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5">de aprendizaje</text:span> <text:span text:style-name="T5">0</text:span>3. Instalación del sistema operativo windows 7 de 64 bit.</text:p>
      <text:p text:style-name="P5">Propósito: conocer y documentar la instalación del sistema operativo windows 7 de 64 bits.</text:p>
      <text:p text:style-name="P4">Instrucciones: </text:p>
      <text:list xml:id="list7659705542030141481" text:style-name="WWNum1">
        <text:list-item>
          <text:p text:style-name="P9">Crear una nueva computadora virtual en el entorno del software virtualbox <text:span text:style-name="T6">con las siguientes características</text:span>. Debe <text:span text:style-name="T2">elaborar un tutorial para crear computadoras virtuales</text:span>.</text:p>
          <text:list>
            <text:list-item>
              <text:p text:style-name="P8">La computadora virtual se debe llamar: win7-nn-64bits, donde nn corresponde a su número de lista.</text:p>
            </text:list-item>
            <text:list-item>
              <text:p text:style-name="P8">RAM de 1024 MB <text:span text:style-name="T11">mínimo.</text:span></text:p>
            </text:list-item>
            <text:list-item>
              <text:p text:style-name="P6">Disco Duro <text:span text:style-name="T12">(</text:span><text:span text:style-name="T3">dinamico</text:span><text:span text:style-name="T12">)</text:span> de 150 Gigabytes.</text:p>
            </text:list-item>
          </text:list>
        </text:list-item>
        <text:list-item>
          <text:p text:style-name="P10">Instalar el sistema operativo windows 7 de 64 bits y <text:span text:style-name="T2">al mismo tiempo crear un tutorial</text:span> sobre dicha instalación, <text:span text:style-name="T13">con las siguientes características:</text:span></text:p>
          <text:list>
            <text:list-item>
              <text:p text:style-name="P7">País: México.</text:p>
            </text:list-item>
            <text:list-item>
              <text:p text:style-name="P7">Distribución del teclado: Latinoamericano.</text:p>
            </text:list-item>
            <text:list-item>
              <text:p text:style-name="P7">Zona Horaria: Guadalajara, Monterrey, Cd. de México.</text:p>
            </text:list-item>
          </text:list>
        </text:list-item>
      </text:list>
      <text:p text:style-name="P2">Nota: <text:span text:style-name="T1">únicamente se debe iniciar desde el disco de instalación en la primera ocasión</text:span>, posteriormente aunque aparezca el mensaje de iniciar con el disco DVD, se debe dejar que la instalación siga su curso por sí sola.</text:p>
      <text:list xml:id="list201049976488239" text:continue-numbering="true" text:style-name="WWNum1">
        <text:list-item>
          <text:p text:style-name="P10">Al finalizar la instalación debe retirar el disco de la computadora virtual.</text:p>
        </text:list-item>
        <text:list-item>
          <text:p text:style-name="P10">El tutorial debe ser extremadamente explicito e incluir las imágenes necesarias, documentando el <text:span text:style-name="T4">total</text:span> del procedimiento (pasos) realizados durante la instalación además de comentarios pertinentes tales como el tiempo que dura la instalación, etc.</text:p>
        </text:list-item>
        <text:list-item>
          <text:p text:style-name="P12"><text:span text:style-name="T14">Elaborar una </text:span><text:span text:style-name="T17">reflexión personal</text:span><text:span text:style-name="T14"> sobre esta actividad y </text:span><text:span text:style-name="T15">anotarla</text:span><text:span text:style-name="T14"> en el cuaderno y en el tutorial.</text:span></text:p>
        </text:list-item>
        <text:list-item>
          <text:p text:style-name="P12"><text:span text:style-name="T17">Enviar el tutorial al email del docente en formato .pdf</text:span><text:span text:style-name="T14">. El asunto debe estar formado indicando el numero de actividad correspondiente y el nombre completo del alumno, por ejemplo: Asunto: actividad 0</text:span><text:span text:style-name="T16">3</text:span><text:span text:style-name="T14"> – perez castro alberto</text:span></text:p>
        </text:list-item>
        <text:list-item>
          <text:p text:style-name="P11">Debe de tener una correcta redacción y sin faltas de ortografí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011cm" fo:margin-right="2.0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60</meta:editing-cycles>
    <meta:print-date>2013-08-24T20:35:00</meta:print-date>
    <meta:creation-date>2013-08-21T00:04:00</meta:creation-date>
    <dc:date>2019-08-20T20:07:34.365538321</dc:date>
    <meta:editing-duration>PT1H36M20S</meta:editing-duration>
    <meta:generator>LibreOffice/5.1.6.2$Linux_X86_64 LibreOffice_project/10m0$Build-2</meta:generator>
    <meta:document-statistic meta:table-count="0" meta:image-count="0" meta:object-count="0" meta:page-count="1" meta:paragraph-count="17" meta:word-count="271" meta:character-count="1719" meta:non-whitespace-character-count="147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